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 order to extend the performance of its lifestyle speaker systems, Monitor Audio has created a wholly new sub-bass engine for the AW-12, designed to contribute a seismic blend of deep bass frequencies and high output with low distortion. </text:p>
      <text:p text:style-name="Standard"/>
      <text:p text:style-name="Standard"/>
      <text:p text:style-name="Text_20_body">In order to extend the performance of its lifestyle speaker systems, Monitor Audio has created a wholly new sub-bass engine for the AW-12, designed to contribute a seismic blend of deep bass frequencies and high output with low distortion. Every component has been developed specifically for the AW-12, including the massively engineered front-firing 12" C-CAM driver and 500 watt Class D amplifier. The amplifier and its complementary high efficiency switch mode power supply are able to deliver full power with a continuous rating, equal to most other subwoofers rated at 1000 watts. This means that even in the largest rooms, the AW-12 is able to perform cleanly, dynamically and with profound effect over extended periods of listening.</text:p>
      <text:p text:style-name="Text_20_body">The AW-12's luxury looks are no less impressive. Finished in a range of lacquers (Piano black metallic, and Piano White Metallic) to complement Monitor Audio's lifestyle satellite speakers, and complete with aluminium side trims, the AW-12 has the build quality and design to blend with the richest of interiors. Its compact sealed cabinet will be easy to position, and the top-mounted control of volume and EQ are designed for easy setup and adjustment. The 12V trigger input allows for auto-activation when using a compatible A/V receiver or processor.</text:p>
      <text:p text:style-name="Text_20_body">The AW-12's new adjustable foot design has the floor spike permanently fitted with a removable heavy duty rubber cover for solid or hard wood flooring. Balancing beautifully the virtues of convenience and design, refinement and power, the AW-12 offers a devastating introduction to the benefits of superior subwoofer engineering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1S</meta:editing-duration>
    <meta:editing-cycles>3</meta:editing-cycles>
    <meta:generator>OpenOffice/4.1.1$Win32 OpenOffice.org_project/411m6$Build-9775</meta:generator>
    <dc:date>2018-01-29T23:18:14.70</dc:date>
    <meta:document-statistic meta:table-count="0" meta:image-count="0" meta:object-count="0" meta:page-count="1" meta:paragraph-count="4" meta:word-count="293" meta:character-count="1862"/>
    <dc:creator>Marti </dc:creator>
    <meta:user-defined meta:name="Info 1"/>
    <meta:user-defined meta:name="Info 2"/>
    <meta:user-defined meta:name="Info 3"/>
    <meta:user-defined meta:name="Info 4"/>
  </office:meta>
</office:document-meta>
</file>